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6000000157C8A635209203ADC.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1.625in"/>
    </style:style>
    <style:style style:name="Table4.D" style:family="table-column">
      <style:table-column-properties style:column-width="1.6243in"/>
    </style:style>
    <style:style style:name="Table4.1" style:family="table-row">
      <style:table-row-properties fo:keep-together="auto"/>
    </style:style>
    <style:style style:name="Table4.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1.0833in"/>
    </style:style>
    <style:style style:name="Table5.D" style:family="table-column">
      <style:table-column-properties style:column-width="1.084in"/>
    </style:style>
    <style:style style:name="Table5.F" style:family="table-column">
      <style:table-column-properties style:column-width="1.0819in"/>
    </style:style>
    <style:style style:name="Table5.1" style:family="table-row">
      <style:table-row-properties fo:keep-together="auto"/>
    </style:style>
    <style:style style:name="Table5.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in" fo:margin-bottom="0.0835in" loext:contextual-spacing="false" fo:line-height="114%" fo:padding="0in" fo:border="none"/>
    </style:style>
    <style:style style:name="P3"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4"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5"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6"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7"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19"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20" style:family="paragraph" style:parent-style-name="Standard" style:list-style-name="WWNum13">
      <style:paragraph-properties fo:margin-left="0.3228in" fo:margin-right="0in" fo:margin-top="0in" fo:margin-bottom="0in" loext:contextual-spacing="false" fo:line-height="114%" fo:text-indent="-0.25in" style:auto-text-indent="false" fo:padding="0in" fo:border="none"/>
    </style:style>
    <style:style style:name="P21"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22"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23" style:family="paragraph" style:parent-style-name="Standard" style:list-style-name="WWNum15">
      <style:paragraph-properties fo:margin-left="0.3228in" fo:margin-right="0in" fo:margin-top="0in" fo:margin-bottom="0in" loext:contextual-spacing="false" fo:line-height="114%" fo:text-indent="-0.25in" style:auto-text-indent="false" fo:padding="0in" fo:border="none"/>
    </style:style>
    <style:style style:name="P24" style:family="paragraph" style:parent-style-name="Standard" style:list-style-name="WWNum15">
      <style:paragraph-properties fo:margin-left="0.3228in" fo:margin-right="0in" fo:margin-top="0in" fo:margin-bottom="0in" loext:contextual-spacing="false" fo:line-height="114%" fo:text-indent="-0.25in" style:auto-text-indent="false" fo:padding="0in" fo:border="none"/>
    </style:style>
    <style:style style:name="P25"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26"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27"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28"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29" style:family="paragraph" style:parent-style-name="Standard" style:list-style-name="WWNum4">
      <style:paragraph-properties fo:margin-left="0.3228in" fo:margin-right="0in" fo:margin-top="0in" fo:margin-bottom="0.0835in" loext:contextual-spacing="false" fo:line-height="114%" fo:text-indent="-0.25in" style:auto-text-indent="false" fo:padding="0in" fo:border="none"/>
    </style:style>
    <style:style style:name="P30" style:family="paragraph" style:parent-style-name="Standard" style:list-style-name="WWNum5">
      <style:paragraph-properties fo:margin-left="0.3228in" fo:margin-right="0in" fo:margin-top="0in" fo:margin-bottom="0.0835in" loext:contextual-spacing="false" fo:line-height="114%" fo:text-indent="-0.25in" style:auto-text-indent="false" fo:padding="0in" fo:border="none"/>
    </style:style>
    <style:style style:name="P31" style:family="paragraph" style:parent-style-name="Standard" style:list-style-name="WWNum6">
      <style:paragraph-properties fo:margin-left="0.3228in" fo:margin-right="0in" fo:margin-top="0in" fo:margin-bottom="0.0835in" loext:contextual-spacing="false" fo:line-height="114%" fo:text-indent="-0.25in" style:auto-text-indent="false" fo:padding="0in" fo:border="none"/>
    </style:style>
    <style:style style:name="P32" style:family="paragraph" style:parent-style-name="Standard" style:list-style-name="WWNum7">
      <style:paragraph-properties fo:margin-left="0.3228in" fo:margin-right="0in" fo:margin-top="0in" fo:margin-bottom="0.0835in" loext:contextual-spacing="false" fo:line-height="114%" fo:text-indent="-0.25in" style:auto-text-indent="false" fo:padding="0in" fo:border="none"/>
    </style:style>
    <style:style style:name="P33" style:family="paragraph" style:parent-style-name="Standard" style:list-style-name="WWNum8">
      <style:paragraph-properties fo:margin-left="0.3228in" fo:margin-right="0in" fo:margin-top="0in" fo:margin-bottom="0.0835in" loext:contextual-spacing="false" fo:line-height="114%" fo:text-indent="-0.25in" style:auto-text-indent="false" fo:padding="0in" fo:border="none"/>
    </style:style>
    <style:style style:name="P34" style:family="paragraph" style:parent-style-name="Standard" style:list-style-name="WWNum9">
      <style:paragraph-properties fo:margin-left="0.3228in" fo:margin-right="0in" fo:margin-top="0in" fo:margin-bottom="0.0835in" loext:contextual-spacing="false" fo:line-height="114%" fo:text-indent="-0.25in" style:auto-text-indent="false" fo:padding="0in" fo:border="none"/>
    </style:style>
    <style:style style:name="P35" style:family="paragraph" style:parent-style-name="Standard" style:list-style-name="WWNum10">
      <style:paragraph-properties fo:margin-left="0.3228in" fo:margin-right="0in" fo:margin-top="0in" fo:margin-bottom="0.0835in" loext:contextual-spacing="false" fo:line-height="114%" fo:text-indent="-0.25in" style:auto-text-indent="false" fo:padding="0in" fo:border="none"/>
    </style:style>
    <style:style style:name="P36" style:family="paragraph" style:parent-style-name="Standard" style:list-style-name="WWNum12">
      <style:paragraph-properties fo:margin-left="0.3228in" fo:margin-right="0in" fo:margin-top="0in" fo:margin-bottom="0.0835in" loext:contextual-spacing="false" fo:line-height="114%" fo:text-indent="-0.25in" style:auto-text-indent="false" fo:padding="0in" fo:border="none"/>
    </style:style>
    <style:style style:name="P37" style:family="paragraph" style:parent-style-name="Standard" style:list-style-name="WWNum13">
      <style:paragraph-properties fo:margin-left="0.3228in" fo:margin-right="0in" fo:margin-top="0in" fo:margin-bottom="0.0835in" loext:contextual-spacing="false" fo:line-height="114%" fo:text-indent="-0.25in" style:auto-text-indent="false" fo:padding="0in" fo:border="none"/>
    </style:style>
    <style:style style:name="P38" style:family="paragraph" style:parent-style-name="Standard" style:list-style-name="WWNum14">
      <style:paragraph-properties fo:margin-left="0.3228in" fo:margin-right="0in" fo:margin-top="0in" fo:margin-bottom="0.0835in" loext:contextual-spacing="false" fo:line-height="114%" fo:text-indent="-0.25in" style:auto-text-indent="false" fo:padding="0in" fo:border="none"/>
    </style:style>
    <style:style style:name="P39" style:family="paragraph" style:parent-style-name="Standard" style:list-style-name="WWNum15">
      <style:paragraph-properties fo:margin-left="0.3228in" fo:margin-right="0in" fo:margin-top="0in" fo:margin-bottom="0.0835in" loext:contextual-spacing="false" fo:line-height="114%" fo:text-indent="-0.25in" style:auto-text-indent="false" fo:padding="0in" fo:border="none"/>
    </style:style>
    <style:style style:name="P40"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41" style:family="paragraph" style:parent-style-name="Standard">
      <style:paragraph-properties fo:line-height="114%" fo:padding="0in" fo:border="none"/>
      <style:text-properties fo:color="#1f1f1f" style:font-name="Google Sans" style:font-name-asian="Google Sans1" style:font-name-complex="Google Sans1"/>
    </style:style>
    <style:style style:name="P42" style:family="paragraph" style:parent-style-name="Standard">
      <style:paragraph-properties fo:line-height="114%" fo:padding="0in" fo:border="none"/>
    </style:style>
    <style:style style:name="P43" style:family="paragraph" style:parent-style-name="Standard">
      <style:paragraph-properties fo:margin-top="0.0835in" fo:margin-bottom="0.0835in" loext:contextual-spacing="false" fo:line-height="114%" fo:padding="0in" fo:border="none"/>
    </style:style>
    <style:style style:name="P44" style:family="paragraph" style:parent-style-name="Standard" style:list-style-name="WWNum11">
      <style:paragraph-properties fo:margin-left="0.3335in" fo:margin-right="0in" fo:margin-top="0in" fo:margin-bottom="0in" loext:contextual-spacing="false" fo:line-height="114%" fo:text-indent="-0.25in" style:auto-text-indent="false" fo:padding="0in" fo:border="none"/>
    </style:style>
    <style:style style:name="P45" style:family="paragraph" style:parent-style-name="Standard" style:list-style-name="WWNum11">
      <style:paragraph-properties fo:margin-left="0.3335in" fo:margin-right="0in" fo:margin-top="0in" fo:margin-bottom="0in" loext:contextual-spacing="false" fo:line-height="114%" fo:text-indent="-0.25in" style:auto-text-indent="false" fo:padding="0in" fo:border="none"/>
    </style:style>
    <style:style style:name="P46" style:family="paragraph" style:parent-style-name="Standard" style:list-style-name="WWNum11">
      <style:paragraph-properties fo:margin-left="0.3335in" fo:margin-right="0in" fo:margin-top="0in" fo:margin-bottom="0.0835in" loext:contextual-spacing="false" fo:line-height="114%" fo:text-indent="-0.25in" style:auto-text-indent="false" fo:padding="0in" fo:border="none"/>
    </style:style>
    <style:style style:name="P47" style:family="paragraph" style:parent-style-name="Standard">
      <style:paragraph-properties fo:margin-top="0.1665in" fo:margin-bottom="0.0835in" loext:contextual-spacing="false" fo:line-height="114%" fo:padding="0in" fo:border="none"/>
    </style:style>
    <style:style style:name="P48" style:family="paragraph" style:parent-style-name="Standard">
      <style:paragraph-properties fo:margin-top="0in" fo:margin-bottom="0.1772in" loext:contextual-spacing="false" fo:line-height="114%" fo:padding="0in" fo:border="none"/>
    </style:style>
    <style:style style:name="P49" style:family="paragraph" style:parent-style-name="Standard" style:list-style-name="WWNum2">
      <style:paragraph-properties fo:margin-left="0.4165in" fo:margin-right="0in" fo:text-indent="-0.25in" style:auto-text-indent="false" fo:padding="0in" fo:border="none"/>
    </style:style>
    <style:style style:name="P50" style:family="paragraph" style:parent-style-name="Heading_20_1" style:master-page-name="Standard">
      <style:paragraph-properties fo:margin-top="0in" fo:margin-bottom="0.0835in" loext:contextual-spacing="false" fo:line-height="114%" style:page-number="1" fo:padding="0in" fo:border="none"/>
    </style:style>
    <style:style style:name="P51" style:family="paragraph" style:parent-style-name="Heading_20_4">
      <style:paragraph-properties fo:margin-top="0in" fo:margin-bottom="0.1772in" loext:contextual-spacing="false" fo:line-height="100%" fo:padding="0in" fo:border="none"/>
    </style:style>
    <style:style style:name="P52" style:family="paragraph" style:parent-style-name="Heading_20_3">
      <style:paragraph-properties fo:margin-top="0in" fo:margin-bottom="0.0835in" loext:contextual-spacing="false" fo:line-height="114%" fo:padding="0in" fo:border="none"/>
    </style:style>
    <style:style style:name="P53" style:family="paragraph" style:parent-style-name="Heading_20_3">
      <style:paragraph-properties fo:margin-top="0.3335in" fo:margin-bottom="0.0835in" loext:contextual-spacing="false" fo:line-height="114%" fo:padding="0in" fo:border="none"/>
    </style:style>
    <style:style style:name="P54" style:family="paragraph" style:parent-style-name="Heading_20_3">
      <style:paragraph-properties fo:margin-top="0.1665in" fo:margin-bottom="0.0835in" loext:contextual-spacing="false" fo:line-height="114%" fo:padding="0in" fo:border="none"/>
    </style:style>
    <style:style style:name="P55" style:family="paragraph" style:parent-style-name="Heading_20_2">
      <style:paragraph-properties fo:margin-top="0.0835in" fo:margin-bottom="0.0835in" loext:contextual-spacing="false" fo:line-height="114%" fo:padding="0in" fo:border="none"/>
    </style:style>
    <style:style style:name="P56" style:family="paragraph">
      <loext:graphic-properties draw:fill="solid" draw:fill-color="#a0a0a0"/>
      <style:paragraph-properties fo:text-align="center"/>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Text" fo:font-weight="bold" style:font-name-asian="Google Sans Text1" style:font-weight-asian="bold" style:font-name-complex="Google Sans Text1" style:font-weight-complex="bold"/>
    </style:style>
    <style:style style:name="T3" style:family="text">
      <style:text-properties fo:color="#1f1f1f" style:font-name="Google Sans Text" style:font-name-asian="Google Sans Text1" style:font-name-complex="Google Sans Text1"/>
    </style:style>
    <style:style style:name="T4" style:family="text">
      <style:text-properties fo:color="#444746" style:text-position="super 58%" style:font-name="Google Sans Text" fo:font-size="12pt" style:font-name-asian="Google Sans Text1" style:font-size-asian="12pt" style:font-name-complex="Google Sans Text1" style:font-size-complex="12pt"/>
    </style:style>
    <style:style style:name="T5" style:family="text">
      <style:text-properties style:font-name="Google Sans" style:font-name-asian="Google Sans1" style:font-name-complex="Google Sans1"/>
    </style:style>
    <style:style style:name="T6" style:family="text">
      <style:text-properties style:font-name="Google Sans" fo:font-size="12pt" style:font-name-asian="Google Sans1" style:font-size-asian="12pt" style:font-name-complex="Google Sans1" style:font-size-complex="12pt"/>
    </style:style>
    <style:style style:name="T7"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83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Strategic Business Plan: eufta.in</text:span></text:p>
      <text:p text:style-name="P1"><text:span text:style-name="T2">Comprehensive Operational, Regulatory, and Financial Framework for the Rotterdam-Indo Logistics Gateway</text:span></text:p>
      <text:p text:style-name="P1"><text:span text:style-name="T2">Document Version:</text:span><text:span text:style-name="T3"> 4.0 (Final Comprehensive Build)</text:span></text:p>
      <text:p text:style-name="P1"><text:span text:style-name="T2">Revision Date:</text:span><text:span text:style-name="T3"> January 30, 2026</text:span></text:p>
      <text:p text:style-name="P55"><draw:rect text:anchor-type="as-char" style:rel-width="100%" draw:z-index="0" draw:style-name="gr1" draw:text-style-name="P56" svg:width="0.0012in" svg:height="0.0213in"><text:p/></draw:rect><text:span text:style-name="T1">1. Executive Summary: The Definitive Gateway to the Single Market</text:span></text:p>
      <text:p text:style-name="P1"><text:span text:style-name="T3">The formal signing of the </text:span><text:span text:style-name="T2">European Union-India Free Trade Agreement (FTA)</text:span><text:span text:style-name="T3"> on January 27, 2026, marks the most significant trade recalibration of the decade. Uniting two economic powerhouses representing 25% of global GDP and a combined market of nearly 2 billion people, the agreement provides immediate zero-duty access for over $33 billion of Indian exports.</text:span><text:span text:style-name="T4">1</text:span></text:p>
      <text:p text:style-name="P1"><text:span text:style-name="T2">eufta.in</text:span><text:span text:style-name="T3"> is established in Rotterdam, the Netherlands—the maritime heart of Europe—to provide the essential physical and fiscal infrastructure required for Indian brands to capture this historic opportunity. By combining professional 3PL warehousing, deep regulatory compliance (EFSA/EMA), and advanced e-commerce enablement, eufta.in acts as a unified "back-end" for Indian D2C and B2B enterprises.</text:span></text:p>
      <text:p text:style-name="P2"><text:span text:style-name="T2">Core Value Proposition:</text:span></text:p>
      <text:list xml:id="list2832679439" text:style-name="WWNum1">
        <text:list-item>
          <text:p text:style-name="P3"><text:span text:style-name="T2">Fiscal Arbitrage:</text:span><text:span text:style-name="T3"> Leveraging Dutch </text:span><text:span text:style-name="T2">Article 23 VAT Deferment</text:span><text:span text:style-name="T3"> to eliminate the 21% upfront tax burden for importers.</text:span></text:p>
        </text:list-item>
        <text:list-item>
          <text:p text:style-name="P3"><text:span text:style-name="T2">Regulatory Bridge:</text:span><text:span text:style-name="T3"> Deciphering complex EU health, safety, and carbon regulations (Novel Foods, GMP, REACH, CBAM).</text:span></text:p>
        </text:list-item>
        <text:list-item>
          <text:p text:style-name="P3"><text:span text:style-name="T2">Omnichannel Scale:</text:span><text:span text:style-name="T3"> Direct fulfillment into Amazon (EU5), Zalando, Otto, Allegro, and Bol.com from a single hub.</text:span></text:p>
        </text:list-item>
        <text:list-item>
          <text:p text:style-name="P27"><text:span text:style-name="T2">Bidirectional Flow:</text:span><text:span text:style-name="T3"> Servicing the surging Indian demand for European luxury, food, and machinery.</text:span></text:p>
        </text:list-item>
      </text:list>
      <text:p text:style-name="P55"><draw:rect text:anchor-type="as-char" style:rel-width="100%" draw:z-index="1" draw:style-name="gr1" draw:text-style-name="P56" svg:width="0.0012in" svg:height="0.0213in"><text:p/></draw:rect><text:span text:style-name="T1">2. Macroeconomic Foundation: The 2026 EU-India FTA</text:span></text:p>
      <text:p text:style-name="P52"><text:span text:style-name="T1">2.1 Strategic Recalibration</text:span></text:p>
      <text:p text:style-name="P1"><text:span text:style-name="T3">The conclusion of this agreement, following nearly two decades of negotiations, represents more than just a tariff reduction; it is a geostrategic move to reduce over-reliance on traditional supply chains and integrate India into the European value-chain network. For the EU, it offers access to the world's most populous nation; for India, it provides a stable alternative to US-dominated trade corridors.</text:span><text:span text:style-name="T4">3</text:span></text:p>
      <text:p text:style-name="P52"><text:span text:style-name="T1">2.2 Bilateral Goods Trade Snapshot (2026 Estimates)</text:span></text:p>
      <text:p text:style-name="P41"/>
      <table:table table:name="Table1" table:style-name="Table1">
        <table:table-column table:style-name="Table1.A"/>
        <table:table-column table:style-name="Table1.B"/>
        <text:soft-page-break/>
        <table:table-row table:style-name="Table1.1">
          <table:table-cell table:style-name="Table1.A1" office:value-type="string">
            <text:p text:style-name="P43"><text:span text:style-name="T2">Metric</text:span></text:p>
          </table:table-cell>
          <table:table-cell table:style-name="Table1.A1" office:value-type="string">
            <text:p text:style-name="P43"><text:span text:style-name="T2">Value</text:span></text:p>
          </table:table-cell>
        </table:table-row>
        <table:table-row table:style-name="Table1.1">
          <table:table-cell table:style-name="Table1.A1" office:value-type="string">
            <text:p text:style-name="P43"><text:span text:style-name="T2">Combined GDP Value</text:span></text:p>
          </table:table-cell>
          <table:table-cell table:style-name="Table1.A1" office:value-type="string">
            <text:p text:style-name="P42"><text:span text:style-name="T3">USD 24 Trillion </text:span><text:span text:style-name="T4">4</text:span></text:p>
          </table:table-cell>
        </table:table-row>
        <table:table-row table:style-name="Table1.1">
          <table:table-cell table:style-name="Table1.A1" office:value-type="string">
            <text:p text:style-name="P43"><text:span text:style-name="T2">Total Goods Trade (FY25)</text:span></text:p>
          </table:table-cell>
          <table:table-cell table:style-name="Table1.A1" office:value-type="string">
            <text:p text:style-name="P43"><text:span text:style-name="T3">USD 136.54 Billion</text:span></text:p>
          </table:table-cell>
        </table:table-row>
        <table:table-row table:style-name="Table1.1">
          <table:table-cell table:style-name="Table1.A1" office:value-type="string">
            <text:p text:style-name="P43"><text:span text:style-name="T2">Indian Export Value Impacted</text:span></text:p>
          </table:table-cell>
          <table:table-cell table:style-name="Table1.A1" office:value-type="string">
            <text:p text:style-name="P43"><text:span text:style-name="T3">$33 Billion immediately duty-free</text:span></text:p>
          </table:table-cell>
        </table:table-row>
        <table:table-row table:style-name="Table1.1">
          <table:table-cell table:style-name="Table1.A1" office:value-type="string">
            <text:p text:style-name="P43"><text:span text:style-name="T2">EU Tariff Elimination</text:span></text:p>
          </table:table-cell>
          <table:table-cell table:style-name="Table1.A1" office:value-type="string">
            <text:p text:style-name="P43"><text:span text:style-name="T3">99.5% of Indian exports by trade value</text:span></text:p>
          </table:table-cell>
        </table:table-row>
        <table:table-row table:style-name="Table1.1">
          <table:table-cell table:style-name="Table1.A1" office:value-type="string">
            <text:p text:style-name="P43"><text:span text:style-name="T2">India Tariff Elimination</text:span></text:p>
          </table:table-cell>
          <table:table-cell table:style-name="Table1.A1" office:value-type="string">
            <text:p text:style-name="P43"><text:span text:style-name="T3">92.1% of tariff lines</text:span></text:p>
          </table:table-cell>
        </table:table-row>
        <table:table-row table:style-name="Table1.1">
          <table:table-cell table:style-name="Table1.A1" office:value-type="string">
            <text:p text:style-name="P43"><text:span text:style-name="T2">Annual Duty Savings (EU Firms)</text:span></text:p>
          </table:table-cell>
          <table:table-cell table:style-name="Table1.A1" office:value-type="string">
            <text:p text:style-name="P43"><text:span text:style-name="T3">EUR 4 Billion</text:span></text:p>
          </table:table-cell>
        </table:table-row>
      </table:table>
      <text:p text:style-name="P55"><draw:rect text:anchor-type="as-char" style:rel-width="100%" draw:z-index="2" draw:style-name="gr1" draw:text-style-name="P56" svg:width="0.0012in" svg:height="0.0213in"><text:p/></draw:rect><text:span text:style-name="T1">3. Exhaustive FTA Industry Directory: Tariff &amp; Regulatory Data</text:span></text:p>
      <text:p text:style-name="P1"><text:span text:style-name="T3">Below is the definitive list of industries impacted by the 2026 FTA. These details will form the core of the service pages and industry-specific blogs on eufta.in.</text:span></text:p>
      <text:p text:style-name="P52"><text:span text:style-name="T1">3.1 Indian Exports to the European Union</text:span></text:p>
      <table:table table:name="Table2" table:style-name="Table2">
        <table:table-column table:style-name="Table2.A" table:number-columns-repeated="3"/>
        <table:table-column table:style-name="Table2.D"/>
        <table:table-row table:style-name="Table2.1">
          <table:table-cell table:style-name="Table2.A1" office:value-type="string">
            <text:p text:style-name="P43"><text:span text:style-name="T2">Sector</text:span></text:p>
          </table:table-cell>
          <table:table-cell table:style-name="Table2.A1" office:value-type="string">
            <text:p text:style-name="P43"><text:span text:style-name="T2">Old Duty</text:span></text:p>
          </table:table-cell>
          <table:table-cell table:style-name="Table2.A1" office:value-type="string">
            <text:p text:style-name="P43"><text:span text:style-name="T2">New Duty</text:span></text:p>
          </table:table-cell>
          <table:table-cell table:style-name="Table2.A1" office:value-type="string">
            <text:p text:style-name="P43"><text:span text:style-name="T2">Key Compliance Step</text:span></text:p>
          </table:table-cell>
        </table:table-row>
        <table:table-row table:style-name="Table2.1">
          <table:table-cell table:style-name="Table2.A1" office:value-type="string">
            <text:p text:style-name="P43"><text:span text:style-name="T2">Textiles &amp; Apparel</text:span></text:p>
          </table:table-cell>
          <table:table-cell table:style-name="Table2.A1" office:value-type="string">
            <text:p text:style-name="P43"><text:span text:style-name="T3">12.0%</text:span></text:p>
          </table:table-cell>
          <table:table-cell table:style-name="Table2.A1" office:value-type="string">
            <text:p text:style-name="P43"><text:span text:style-name="T2">0%</text:span></text:p>
          </table:table-cell>
          <table:table-cell table:style-name="Table2.A1" office:value-type="string">
            <text:p text:style-name="P43"><text:span text:style-name="T2">CBAM Reporting:</text:span><text:span text:style-name="T3"> Mandatory carbon footprint data.</text:span></text:p>
          </table:table-cell>
        </table:table-row>
        <table:table-row table:style-name="Table2.1">
          <table:table-cell table:style-name="Table2.A1" office:value-type="string">
            <text:p text:style-name="P43"><text:span text:style-name="T2">Leather &amp; Footwear</text:span></text:p>
          </table:table-cell>
          <table:table-cell table:style-name="Table2.A1" office:value-type="string">
            <text:p text:style-name="P43"><text:span text:style-name="T3">17.0%</text:span></text:p>
          </table:table-cell>
          <table:table-cell table:style-name="Table2.A1" office:value-type="string">
            <text:p text:style-name="P43"><text:span text:style-name="T2">0%</text:span></text:p>
          </table:table-cell>
          <table:table-cell table:style-name="Table2.A1" office:value-type="string">
            <text:p text:style-name="P43"><text:span text:style-name="T2">REACH (Chrome VI):</text:span><text:span text:style-name="T3"> Strict limits on chromium content.</text:span></text:p>
          </table:table-cell>
        </table:table-row>
        <table:table-row table:style-name="Table2.1">
          <table:table-cell table:style-name="Table2.A1" office:value-type="string">
            <text:p text:style-name="P43"><text:span text:style-name="T2">Marine Products</text:span></text:p>
          </table:table-cell>
          <table:table-cell table:style-name="Table2.A1" office:value-type="string">
            <text:p text:style-name="P43"><text:span text:style-name="T3">26.0%</text:span></text:p>
          </table:table-cell>
          <table:table-cell table:style-name="Table2.A1" office:value-type="string">
            <text:p text:style-name="P43"><text:span text:style-name="T2">0%</text:span></text:p>
          </table:table-cell>
          <table:table-cell table:style-name="Table2.A1" office:value-type="string">
            <text:p text:style-name="P43"><text:span text:style-name="T2">Veterinary Inspection:</text:span><text:span text:style-name="T3"> Clearance via Border Control Posts (BCP).</text:span></text:p>
          </table:table-cell>
        </table:table-row>
        <table:table-row table:style-name="Table2.1">
          <table:table-cell table:style-name="Table2.A1" office:value-type="string">
            <text:p text:style-name="P43"><text:span text:style-name="T2">Gems &amp; Jewellery</text:span></text:p>
          </table:table-cell>
          <table:table-cell table:style-name="Table2.A1" office:value-type="string">
            <text:p text:style-name="P43"><text:span text:style-name="T3">4.0%</text:span></text:p>
          </table:table-cell>
          <table:table-cell table:style-name="Table2.A1" office:value-type="string">
            <text:p text:style-name="P43"><text:span text:style-name="T2">0%</text:span></text:p>
          </table:table-cell>
          <table:table-cell table:style-name="Table2.A1" office:value-type="string">
            <text:p text:style-name="P43"><text:span text:style-name="T2">Origin Certification:</text:span><text:span text:style-name="T3"> Proven "Change in Tariff Heading".</text:span></text:p>
          </table:table-cell>
        </table:table-row>
        <table:table-row table:style-name="Table2.1">
          <table:table-cell table:style-name="Table2.A1" office:value-type="string">
            <text:p text:style-name="P43"><text:span text:style-name="T2">Chemicals &amp; Plastics</text:span></text:p>
          </table:table-cell>
          <table:table-cell table:style-name="Table2.A1" office:value-type="string">
            <text:p text:style-name="P43"><text:span text:style-name="T3">12.8%</text:span></text:p>
          </table:table-cell>
          <table:table-cell table:style-name="Table2.A1" office:value-type="string">
            <text:p text:style-name="P43"><text:span text:style-name="T2">0%</text:span></text:p>
          </table:table-cell>
          <table:table-cell table:style-name="Table2.A1" office:value-type="string">
            <text:p text:style-name="P43"><text:span text:style-name="T2">REACH OR:</text:span><text:span text:style-name="T3"> eufta.in acts as "Only Representative" for registration.</text:span></text:p>
          </table:table-cell>
        </table:table-row>
        <table:table-row table:style-name="Table2.1">
          <table:table-cell table:style-name="Table2.A1" office:value-type="string">
            <text:p text:style-name="P43"><text:span text:style-name="T2">Engineering Goods</text:span></text:p>
          </table:table-cell>
          <table:table-cell table:style-name="Table2.A1" office:value-type="string">
            <text:p text:style-name="P43"><text:span text:style-name="T3">22.0%</text:span></text:p>
          </table:table-cell>
          <table:table-cell table:style-name="Table2.A1" office:value-type="string">
            <text:p text:style-name="P43"><text:span text:style-name="T2">0%</text:span></text:p>
          </table:table-cell>
          <table:table-cell table:style-name="Table2.A1" office:value-type="string">
            <text:p text:style-name="P43"><text:span text:style-name="T2">CE Certification:</text:span><text:span text:style-name="T3"> Technical safety file audit.</text:span></text:p>
          </table:table-cell>
        </table:table-row>
        <table:table-row table:style-name="Table2.1">
          <table:table-cell table:style-name="Table2.A1" office:value-type="string">
            <text:p text:style-name="P43"><text:span text:style-name="T2">Pharma &amp; Med-Tech</text:span></text:p>
          </table:table-cell>
          <table:table-cell table:style-name="Table2.A1" office:value-type="string">
            <text:p text:style-name="P43"><text:span text:style-name="T3">11.0%</text:span></text:p>
          </table:table-cell>
          <table:table-cell table:style-name="Table2.A1" office:value-type="string">
            <text:p text:style-name="P43"><text:span text:style-name="T2">0%</text:span></text:p>
          </table:table-cell>
          <table:table-cell table:style-name="Table2.A1" office:value-type="string">
            <text:p text:style-name="P43"><text:span text:style-name="T2">QP Batch Release:</text:span><text:span text:style-name="T3"> Mandatory EU-based certification.</text:span></text:p>
          </table:table-cell>
        </table:table-row>
        <table:table-row table:style-name="Table2.1">
          <table:table-cell table:style-name="Table2.A1" office:value-type="string">
            <text:p text:style-name="P43"><text:span text:style-name="T2">Toys &amp; Sports Goods</text:span></text:p>
          </table:table-cell>
          <table:table-cell table:style-name="Table2.A1" office:value-type="string">
            <text:p text:style-name="P43"><text:span text:style-name="T3">4.7%</text:span></text:p>
          </table:table-cell>
          <table:table-cell table:style-name="Table2.A1" office:value-type="string">
            <text:p text:style-name="P43"><text:span text:style-name="T2">0%</text:span></text:p>
          </table:table-cell>
          <table:table-cell table:style-name="Table2.A1" office:value-type="string">
            <text:p text:style-name="P43"><text:span text:style-name="T2">Toy Safety Directive:</text:span><text:span text:style-name="T3"> Verification of EN 71 standards.</text:span></text:p>
          </table:table-cell>
        </table:table-row>
      </table:table>
      <text:p text:style-name="P53"><text:span text:style-name="T1">3.2 European Exports to the Indian Market</text:span></text:p>
      <text:p text:style-name="P2"><text:span text:style-name="T3">eufta.in provides warehousing and consolidation for European brands exporting to India's 1.45 billion consumers.</text:span></text:p>
      <text:list xml:id="list2857134035" text:style-name="WWNum3">
        <text:list-item>
          <text:p text:style-name="P5"><text:span text:style-name="T2">Automotive:</text:span><text:span text:style-name="T3"> Duties on high-end vehicles (&gt;$15k CIF) drop from 110% to 10% over 5 years (Quota: 250k/year).</text:span></text:p>
        </text:list-item>
        <text:list-item>
          <text:p text:style-name="P5"><text:span text:style-name="T2">Wines &amp; Spirits:</text:span><text:span text:style-name="T3"> Duties halved from 150% to 75% immediately, eventually dropping to 20% for premium and 30% for mid-range.</text:span></text:p>
        </text:list-item>
        <text:list-item>
          <text:p text:style-name="P5"><text:span text:style-name="T2">Processed Foods:</text:span><text:span text:style-name="T3"> Pasta, biscuits, chocolates, and pet food (previously hit with 33-55% duties) go duty-free.</text:span></text:p>
        </text:list-item>
        <text:list-item>
          <text:p text:style-name="P28"><text:span text:style-name="T2">Agri-Food:</text:span><text:span text:style-name="T3"> Olive oil and fruit juices see 45-55% tariffs eliminated over a 5-year staging period.</text:span></text:p>
        </text:list-item>
      </text:list>
      <text:p text:style-name="P55"><draw:rect text:anchor-type="as-char" style:rel-width="100%" draw:z-index="3" draw:style-name="gr1" draw:text-style-name="P56" svg:width="0.0012in" svg:height="0.0213in"><text:p/></draw:rect><text:span text:style-name="T1">4. Industry-Specific EU Regulations: The Compliance Backend</text:span></text:p>
      <text:p text:style-name="P1"><text:span text:style-name="T3">A "physical backend" for Indian brands must solve the regulatory hurdles that cause 23% higher supply chain costs for unmanaged exporters.</text:span></text:p>
      <text:p text:style-name="P52"><text:soft-page-break/><text:span text:style-name="T1">4.1 Food, Ayush, and Wellness (EFSA Compliance)</text:span></text:p>
      <text:p text:style-name="P2"><text:span text:style-name="T2">Regulation (EU) 2015/2283 (Novel Foods):</text:span></text:p>
      <text:list xml:id="list512574868" text:style-name="WWNum4">
        <text:list-item>
          <text:p text:style-name="P7"><text:span text:style-name="T2">The Problem:</text:span><text:span text:style-name="T3"> Traditional Indian ingredients (e.g., Ashwagandha) often lack a "safe history of consumption" in the EU pre-May 1997.</text:span></text:p>
        </text:list-item>
        <text:list-item>
          <text:p text:style-name="P7"><text:span text:style-name="T2">eufta.in Solution:</text:span><text:span text:style-name="T3"> We manage the </text:span><text:span text:style-name="T2">Article 4 Consultation</text:span><text:span text:style-name="T3"> to prove safe use or guide brands through the 9–24 month EFSA dossier approval process.</text:span></text:p>
        </text:list-item>
        <text:list-item>
          <text:p text:style-name="P29"><text:span text:style-name="T2">Health Claims:</text:span><text:span text:style-name="T3"> We audit packaging to ensure "Nutrition &amp; Health Claims" (Regulation EC 1924/2006) do not make unauthorized medicinal promises.</text:span></text:p>
        </text:list-item>
      </text:list>
      <text:p text:style-name="P54"><text:span text:style-name="T1">4.2 Medicinal and Herbal Products (EMA &amp; GMP)</text:span></text:p>
      <text:p text:style-name="P2"><text:span text:style-name="T2">Annex 21 (Importation of Medicinal Products):</text:span></text:p>
      <text:list xml:id="list1043869243" text:style-name="WWNum5">
        <text:list-item>
          <text:p text:style-name="P9"><text:span text:style-name="T2">Qualified Person (QP) Release:</text:span><text:span text:style-name="T3"> It is a legal requirement that an EU-based QP certify each batch after lab testing in Rotterdam before release into the market.</text:span></text:p>
        </text:list-item>
        <text:list-item>
          <text:p text:style-name="P30"><text:span text:style-name="T2">GMP Site Audits:</text:span><text:span text:style-name="T3"> We assist manufacturers in maintaining EU-GMP standards through pre-inspection audits.</text:span></text:p>
        </text:list-item>
      </text:list>
      <text:p text:style-name="P54"><text:span text:style-name="T1">4.3 Chemicals and Plastics (REACH)</text:span></text:p>
      <text:p text:style-name="P2"><text:span text:style-name="T2">Regulation (EC) 1907/2006:</text:span></text:p>
      <text:list xml:id="list801711176" text:style-name="WWNum6">
        <text:list-item>
          <text:p text:style-name="P10"><text:span text:style-name="T2">Only Representative (OR):</text:span><text:span text:style-name="T3"> Non-EU manufacturers cannot register chemicals directly. eufta.in acts as the </text:span><text:span text:style-name="T2">OR</text:span><text:span text:style-name="T3">, handling ECHA registrations.</text:span></text:p>
        </text:list-item>
        <text:list-item>
          <text:p text:style-name="P31"><text:span text:style-name="T2">Fee Changes:</text:span><text:span text:style-name="T3"> We manage the 19.5% increase in registration fees for large companies that took effect in late 2025.</text:span></text:p>
        </text:list-item>
      </text:list>
      <text:p text:style-name="P55"><draw:rect text:anchor-type="as-char" style:rel-width="100%" draw:z-index="4" draw:style-name="gr1" draw:text-style-name="P56" svg:width="0.0012in" svg:height="0.0213in"><text:p/></draw:rect><text:span text:style-name="T1">5. Site Selection: Rotterdam (The Logistics &amp; Fiscal Advantage)</text:span></text:p>
      <text:p text:style-name="P52"><text:span text:style-name="T1">5.1 The Article 23 VAT Arbitrage</text:span></text:p>
      <text:p text:style-name="P2"><text:span text:style-name="T3">The most powerful tool for Indian D2C brands is the </text:span><text:span text:style-name="T2">Article 23 VAT Deferment license</text:span><text:span text:style-name="T3">.</text:span></text:p>
      <text:list xml:id="list2398551206" text:style-name="WWNum7">
        <text:list-item>
          <text:p text:style-name="P11"><text:span text:style-name="T2">Standard Rule:</text:span><text:span text:style-name="T3"> Pay 21% VAT at the border.</text:span><text:span text:style-name="T4">5</text:span></text:p>
        </text:list-item>
        <text:list-item>
          <text:p text:style-name="P11"><text:span text:style-name="T2">Article 23 Rule:</text:span><text:span text:style-name="T3"> VAT is recorded as a "reverse charge" in the periodic return. Net effect on cash flow: </text:span><text:span text:style-name="T2">Zero</text:span><text:span text:style-name="T3">.</text:span><text:span text:style-name="T4">7</text:span></text:p>
        </text:list-item>
        <text:list-item>
          <text:p text:style-name="P32"><text:span text:style-name="T2">General Fiscal Representation:</text:span><text:span text:style-name="T3"> eufta.in obtains Dutch VAT numbers for exporters and manages all quarterly filings, removing the need for a local Dutch office.</text:span><text:span text:style-name="T4">5</text:span></text:p>
        </text:list-item>
      </text:list>
      <text:p text:style-name="P54"><text:span text:style-name="T1">5.2 Multimodal Connectivity &amp; Green Corridors</text:span></text:p>
      <text:list xml:id="list1250529922" text:style-name="WWNum8">
        <text:list-item>
          <text:p text:style-name="P13"><text:span text:style-name="T2">Connectivity:</text:span><text:span text:style-name="T3"> Reach 170 million consumers within 24 hours of docking.</text:span></text:p>
        </text:list-item>
        <text:list-item>
          <text:p text:style-name="P33"><text:soft-page-break/><text:span text:style-name="T2">Green Initiatives:</text:span><text:span text:style-name="T3"> Prioritized flow via the newly established </text:span><text:span text:style-name="T2">India-Netherlands Green and Digital Shipping Corridor</text:span><text:span text:style-name="T3">, supporting hydrogen and ammonia-fueled logistics.</text:span><text:span text:style-name="T4">10</text:span></text:p>
        </text:list-item>
      </text:list>
      <text:p text:style-name="P55"><draw:rect text:anchor-type="as-char" style:rel-width="100%" draw:z-index="5" draw:style-name="gr1" draw:text-style-name="P56" svg:width="0.0012in" svg:height="0.0213in"><text:p/></draw:rect><text:span text:style-name="T1">6. 3PL Service Architecture: End-to-End Enablement</text:span></text:p>
      <text:p text:style-name="P52"><text:span text:style-name="T1">6.1 Phase 1: Professional Lean Entry (The €1,000 Warehouse)</text:span></text:p>
      <text:p text:style-name="P2"><text:span text:style-name="T3">Starting with a dedicated high-efficiency unit in the Rotterdam region with a </text:span><text:span text:style-name="T2">monthly rent of €1,000</text:span><text:span text:style-name="T3"> [User Input].</text:span></text:p>
      <text:list xml:id="list686521167" text:style-name="WWNum9">
        <text:list-item>
          <text:p text:style-name="P14"><text:span text:style-name="T2">Space:</text:span><text:span text:style-name="T3"> Securing ~150–200 </text:span><draw:frame draw:style-name="fr1" draw:name="image1.png" text:anchor-type="as-char" svg:width="0.2575in" svg:height="0.2457in" draw:z-index="0"><draw:image xlink:href="Pictures/1000020100000016000000157C8A635209203ADC.png" xlink:type="simple" xlink:show="embed" xlink:actuate="onLoad" loext:mime-type="image/png"/></draw:frame><text:span text:style-name="T3"><text:s/>of fulfillment area.</text:span></text:p>
        </text:list-item>
        <text:list-item>
          <text:p text:style-name="P34"><text:span text:style-name="T2">Unit Economics:</text:span><text:span text:style-name="T3"> Using shared 3PL space reduces order costs from €15–€20 down to </text:span><text:span text:style-name="T2">€8–€12</text:span><text:span text:style-name="T3">.</text:span><text:span text:style-name="T4">13</text:span></text:p>
        </text:list-item>
      </text:list>
      <text:p text:style-name="P54"><text:span text:style-name="T1">6.2 Digital Onboarding &amp; Multi-Channel Fulfillment</text:span></text:p>
      <text:p text:style-name="P2"><text:span text:style-name="T3">We provide the technical backend to go global on major platforms:</text:span></text:p>
      <text:list xml:id="list913045476" text:style-name="WWNum10">
        <text:list-item>
          <text:p text:style-name="P15"><text:span text:style-name="T2">Amazon (EU5):</text:span><text:span text:style-name="T3"> Full MCF integration across UK, Germany, France, Italy, and Spain.</text:span></text:p>
        </text:list-item>
        <text:list-item>
          <text:p text:style-name="P15"><text:span text:style-name="T2">Fashion:</text:span><text:span text:style-name="T3"> Specialized onboarding for </text:span><text:span text:style-name="T2">Zalando</text:span><text:span text:style-name="T3"> (121M visitors) and </text:span><text:span text:style-name="T2">Wehkamp</text:span><text:span text:style-name="T3"> (invite-only).</text:span></text:p>
        </text:list-item>
        <text:list-item>
          <text:p text:style-name="P15"><text:span text:style-name="T2">Eastern Europe:</text:span><text:span text:style-name="T3"> Integration with </text:span><text:span text:style-name="T2">Allegro</text:span><text:span text:style-name="T3"> (289M visitors), critical for volume.</text:span></text:p>
        </text:list-item>
        <text:list-item>
          <text:p text:style-name="P35"><text:span text:style-name="T2">Germany &amp; Benelux:</text:span><text:span text:style-name="T3"> Local trust via </text:span><text:span text:style-name="T2">Otto</text:span><text:span text:style-name="T3"> (signup fee: €10k) and </text:span><text:span text:style-name="T2">Bol.com</text:span><text:span text:style-name="T3"> (13.8M users).</text:span></text:p>
        </text:list-item>
      </text:list>
      <text:p text:style-name="P54"><text:span text:style-name="T1">6.3 B2B Sales &amp; Regional Language Support</text:span></text:p>
      <text:p text:style-name="P1"><text:span text:style-name="T3">Outsourced SDR teams fluent in </text:span><text:span text:style-name="T2">German, French, and Dutch</text:span><text:span text:style-name="T3"> manage professional outreach to wholesalers who value direct communication and punctuality.</text:span><text:span text:style-name="T4">14</text:span><text:span text:style-name="T3"> This model converts fixed labor costs into variable, performance-linked service fees.</text:span></text:p>
      <text:p text:style-name="P55"><draw:rect text:anchor-type="as-char" style:rel-width="100%" draw:z-index="6" draw:style-name="gr1" draw:text-style-name="P56" svg:width="0.0012in" svg:height="0.0213in"><text:p/></draw:rect><text:span text:style-name="T1">7. Website Architecture: eufta.in Page-by-Page Details</text:span></text:p>
      <text:p text:style-name="P1"><text:span text:style-name="T3">The website must act as a trust-building authority for Indian manufacturers.</text:span></text:p>
      <table:table table:name="Table3" table:style-name="Table3">
        <table:table-column table:style-name="Table3.A" table:number-columns-repeated="3"/>
        <text:soft-page-break/>
        <table:table-row table:style-name="Table3.1">
          <table:table-cell table:style-name="Table3.A1" office:value-type="string">
            <text:p text:style-name="P43"><text:span text:style-name="T2">Page</text:span></text:p>
          </table:table-cell>
          <table:table-cell table:style-name="Table3.A1" office:value-type="string">
            <text:p text:style-name="P43"><text:span text:style-name="T2">Content Focus &amp; "Answer Nugget" (30-50 words)</text:span></text:p>
          </table:table-cell>
          <table:table-cell table:style-name="Table3.A1" office:value-type="string">
            <text:p text:style-name="P43"><text:span text:style-name="T2">Primary Entity</text:span></text:p>
          </table:table-cell>
        </table:table-row>
        <table:table-row table:style-name="Table3.1">
          <table:table-cell table:style-name="Table3.A1" office:value-type="string">
            <text:p text:style-name="P43"><text:span text:style-name="T2">Home</text:span></text:p>
          </table:table-cell>
          <table:table-cell table:style-name="Table3.A1" office:value-type="string">
            <text:p text:style-name="P43"><text:span text:style-name="T3">The definitive Rotterdam bridge for Indian D2C and B2B brands to exploit the 2026 EU-India FTA. We provide physical warehousing, Article 23 VAT deferment, and pan-European marketplace enablement.</text:span></text:p>
          </table:table-cell>
          <table:table-cell table:style-name="Table3.A1" office:value-type="string">
            <text:p text:style-name="P43"><text:span text:style-name="T2">EU-India Trade</text:span></text:p>
          </table:table-cell>
        </table:table-row>
        <table:table-row table:style-name="Table3.1">
          <table:table-cell table:style-name="Table3.A1" office:value-type="string">
            <text:p text:style-name="P43"><text:span text:style-name="T2">Services: Fulfillment</text:span></text:p>
          </table:table-cell>
          <table:table-cell table:style-name="Table3.A1" office:value-type="string">
            <text:p text:style-name="P43"><text:span text:style-name="T3">Next-day delivery across Western Europe from our Rotterdam hub. Automated pick-and-pack integrated with Shopify and Amazon. Per-order costs under €3.00.</text:span></text:p>
          </table:table-cell>
          <table:table-cell table:style-name="Table3.A1" office:value-type="string">
            <text:p text:style-name="P43"><text:span text:style-name="T2">3PL Fulfillment</text:span></text:p>
          </table:table-cell>
        </table:table-row>
        <table:table-row table:style-name="Table3.1">
          <table:table-cell table:style-name="Table3.A1" office:value-type="string">
            <text:p text:style-name="P43"><text:span text:style-name="T2">Services: Compliance</text:span></text:p>
          </table:table-cell>
          <table:table-cell table:style-name="Table3.A1" office:value-type="string">
            <text:p text:style-name="P43"><text:span text:style-name="T3">Expert management of EFSA Novel Food registrations and EMA medicinal QP release. We decipher REACH and CBAM regulations to prevent customs seizures.</text:span></text:p>
          </table:table-cell>
          <table:table-cell table:style-name="Table3.A1" office:value-type="string">
            <text:p text:style-name="P43"><text:span text:style-name="T2">EU Regulation</text:span></text:p>
          </table:table-cell>
        </table:table-row>
        <table:table-row table:style-name="Table3.1">
          <table:table-cell table:style-name="Table3.A1" office:value-type="string">
            <text:p text:style-name="P43"><text:span text:style-name="T2">Fiscal Rep</text:span></text:p>
          </table:table-cell>
          <table:table-cell table:style-name="Table3.A1" office:value-type="string">
            <text:p text:style-name="P43"><text:span text:style-name="T3">Access Article 23 VAT Deferment via our General Fiscal Representation. Eliminate the 21% upfront VAT burden at the border and improve cash flow instantly.</text:span></text:p>
          </table:table-cell>
          <table:table-cell table:style-name="Table3.A1" office:value-type="string">
            <text:p text:style-name="P43"><text:span text:style-name="T2">Article 23 License</text:span></text:p>
          </table:table-cell>
        </table:table-row>
        <table:table-row table:style-name="Table3.1">
          <table:table-cell table:style-name="Table3.A1" office:value-type="string">
            <text:p text:style-name="P43"><text:span text:style-name="T2">Industries</text:span></text:p>
          </table:table-cell>
          <table:table-cell table:style-name="Table3.A1" office:value-type="string">
            <text:p text:style-name="P43"><text:span text:style-name="T3">Specialized logistics for Textiles (CBAM), Pharma (QP), Marine (BCP), and Engineering (CE). Deep-dives into tariff schedules for 15+ sectors.</text:span></text:p>
          </table:table-cell>
          <table:table-cell table:style-name="Table3.A1" office:value-type="string">
            <text:p text:style-name="P43"><text:span text:style-name="T2">Export Sectors</text:span></text:p>
          </table:table-cell>
        </table:table-row>
        <table:table-row table:style-name="Table3.1">
          <table:table-cell table:style-name="Table3.A1" office:value-type="string">
            <text:p text:style-name="P43"><text:span text:style-name="T2">Blog (FTA Hub)</text:span></text:p>
          </table:table-cell>
          <table:table-cell table:style-name="Table3.A1" office:value-type="string">
            <text:p text:style-name="P43"><text:span text:style-name="T3">Bi-weekly updates on "The Legal Scrubbing Timeline," "How to prove Rules of Origin," and "State-wise export gains (Gujarat, Tiruppur, Noida)."</text:span></text:p>
          </table:table-cell>
          <table:table-cell table:style-name="Table3.A1" office:value-type="string">
            <text:p text:style-name="P43"><text:span text:style-name="T2">Trade Intelligence</text:span></text:p>
          </table:table-cell>
        </table:table-row>
      </table:table>
      <text:p text:style-name="P55"><draw:rect text:anchor-type="as-char" style:rel-width="100%" draw:z-index="7" draw:style-name="gr1" draw:text-style-name="P56" svg:width="0.0012in" svg:height="0.0213in"><text:p/></draw:rect><text:span text:style-name="T1">8. Development: Technical Cursor Prompt</text:span></text:p>
      <text:p text:style-name="P1"><text:span text:style-name="T2">Prompt for Cursor / AI Developer Tool:</text:span></text:p>
      <text:p text:style-name="P1"><text:span text:style-name="T3">Context: Build a professional, B2B-focused website for "eufta.in".</text:span></text:p>
      <text:p text:style-name="P1"><text:span text:style-name="T3">Purpose: A logistics enabler for Indian brands exporting to the EU under the 2026 FTA.</text:span></text:p>
      <text:p text:style-name="P1"><text:span text:style-name="T3">Tech Stack: React, Next.js (App Router), Tailwind CSS, Framer Motion for subtle professional animations.</text:span></text:p>
      <text:p text:style-name="P2"><text:span text:style-name="T3">SEO/GEO Requirements:</text:span></text:p>
      <text:list xml:id="list1328631619" text:style-name="WWNum11">
        <text:list-item>
          <text:p text:style-name="P44"><text:span text:style-name="T3">Implement "Answer Nuggets": Every page must lead with a 30-50 word summary in a bordered box for AI extraction.</text:span></text:p>
        </text:list-item>
        <text:list-item>
          <text:p text:style-name="P44"><text:span text:style-name="T3">Technical Schema: Use JSON-LD for "FAQ", "Service", and "BreadcrumbList".</text:span></text:p>
        </text:list-item>
        <text:list-item>
          <text:p text:style-name="P46"><text:span text:style-name="T3">Localized content for 4 Indian manufacturing hubs (Gujarat, Tamil Nadu, UP, Odisha).</text:span></text:p>
        </text:list-item>
      </text:list>
      <text:p text:style-name="P47"><text:span text:style-name="T3">Design Specs:</text:span></text:p>
      <text:list xml:id="list3220242887" text:style-name="WWNum12">
        <text:list-item>
          <text:p text:style-name="P17"><text:span text:style-name="T3">Clean, corporate "Maritime Modern" aesthetic (Deep Navy, Emerald Green, Slate White).</text:span></text:p>
        </text:list-item>
        <text:list-item>
          <text:p text:style-name="P17"><text:span text:style-name="T3">Sidebar navigation for "Regulatory Compliance" sections.</text:span></text:p>
        </text:list-item>
        <text:list-item>
          <text:p text:style-name="P36"><text:span text:style-name="T3">Mobile-optimized calculators for "Article 23 VAT Savings" and "LCL Consolidation Costs".</text:span></text:p>
        </text:list-item>
      </text:list>
      <text:p text:style-name="P47"><text:span text:style-name="T3">Pages to Generate:</text:span></text:p>
      <text:list xml:id="list114225235" text:style-name="WWNum13">
        <text:list-item>
          <text:p text:style-name="P19"><text:span text:style-name="T3">/home: Hero section with "Gateway to 450M Consumers".</text:span></text:p>
        </text:list-item>
        <text:list-item>
          <text:p text:style-name="P19"><text:span text:style-name="T3">/fta-industries: Tabbed interface for Textiles, Pharma, Engineering, Food.</text:span></text:p>
        </text:list-item>
        <text:list-item>
          <text:p text:style-name="P19"><text:span text:style-name="T3">/fiscal-representation: Detail on Article 23 mechanics.</text:span></text:p>
        </text:list-item>
        <text:list-item>
          <text:p text:style-name="P19"><text:span text:style-name="T3">/marketplace-enablement: Logos and integration steps for Zalando, Amazon, Bol.com.</text:span></text:p>
        </text:list-item>
        <text:list-item>
          <text:p text:style-name="P37"><text:span text:style-name="T3">/compliance-bridge: Step-by-step for EFSA Novel Food and EMA QP release.</text:span></text:p>
        </text:list-item>
      </text:list>
      <text:p text:style-name="P55"><draw:rect text:anchor-type="as-char" style:rel-width="100%" draw:z-index="8" draw:style-name="gr1" draw:text-style-name="P56" svg:width="0.0012in" svg:height="0.0213in"><text:p/></draw:rect><text:span text:style-name="T1">9. SEO &amp; GEO strategy (2026 implementation)</text:span></text:p>
      <text:p text:style-name="P52"><text:soft-page-break/><text:span text:style-name="T1">9.1 Generative Engine Optimization (GEO)</text:span></text:p>
      <text:p text:style-name="P2"><text:span text:style-name="T3">AI models like Perplexity and ChatGPT are the research tools of 2026. We optimize for them via:</text:span></text:p>
      <text:list xml:id="list2539656761" text:style-name="WWNum14">
        <text:list-item>
          <text:p text:style-name="P21"><text:span text:style-name="T2">Answer Nugget Density:</text:span><text:span text:style-name="T3"> Aim for 6 direct answers per 1,000 words. Lead with the answer, e.g., "Most Indian D2C brands save €2.10 per €10.00 of import value via Dutch Article 23 VAT deferment".</text:span></text:p>
        </text:list-item>
        <text:list-item>
          <text:p text:style-name="P21"><text:span text:style-name="T2">Entity Stacking:</text:span><text:span text:style-name="T3"> Link the domain to authoritative entities: </text:span><text:span text:style-name="T2">Indian Ministry of Commerce</text:span><text:span text:style-name="T3">, </text:span><text:span text:style-name="T2">EFSA</text:span><text:span text:style-name="T3">, and </text:span><text:span text:style-name="T2">Port of Rotterdam</text:span><text:span text:style-name="T3">.</text:span></text:p>
        </text:list-item>
        <text:list-item>
          <text:p text:style-name="P38"><text:span text:style-name="T2">Author Authority:</text:span><text:span text:style-name="T3"> Create dedicated author pages for logistics experts with high-quality social proof and social profile patterns.</text:span></text:p>
        </text:list-item>
      </text:list>
      <text:p text:style-name="P54"><text:span text:style-name="T1">9.2 Geo-Optimization (Indian Industrial Clusters)</text:span></text:p>
      <text:p text:style-name="P2"><text:span text:style-name="T3">We target content specifically at the production source to capture brands early </text:span><text:span text:style-name="T4">4</text:span><text:span text:style-name="T3">:</text:span></text:p>
      <text:list xml:id="list2946166592" text:style-name="WWNum15">
        <text:list-item>
          <text:p text:style-name="P23"><text:span text:style-name="T2">Gujarat (Ahmedabad/Sanand):</text:span><text:span text:style-name="T3"> Pharma/API logistics and Auto components.</text:span></text:p>
        </text:list-item>
        <text:list-item>
          <text:p text:style-name="P23"><text:span text:style-name="T2">Tamil Nadu (Tiruppur/Chennai):</text:span><text:span text:style-name="T3"> Knitwear/Apparel fulfillment and EV components.</text:span></text:p>
        </text:list-item>
        <text:list-item>
          <text:p text:style-name="P23"><text:span text:style-name="T2">UP (Noida/Jewar):</text:span><text:span text:style-name="T3"> Electronics manufacturing and smartphone exports.</text:span></text:p>
        </text:list-item>
        <text:list-item>
          <text:p text:style-name="P39"><text:span text:style-name="T2">Odisha (Paradip):</text:span><text:span text:style-name="T3"> Bulk metal reverse logistics and LCL consolidation.</text:span></text:p>
        </text:list-item>
      </text:list>
      <text:p text:style-name="P55"><draw:rect text:anchor-type="as-char" style:rel-width="100%" draw:z-index="9" draw:style-name="gr1" draw:text-style-name="P56" svg:width="0.0012in" svg:height="0.0213in"><text:p/></draw:rect><text:span text:style-name="T1">10. 5-Year Financial Model: Scalable Professional Growth</text:span></text:p>
      <text:p text:style-name="P52"><text:span text:style-name="T1">10.1 The Service Menu (Market-Linked Pricing)</text:span></text:p>
      <text:p text:style-name="P41"/>
      <table:table table:name="Table4" table:style-name="Table4">
        <table:table-column table:style-name="Table4.A" table:number-columns-repeated="3"/>
        <table:table-column table:style-name="Table4.D"/>
        <table:table-row table:style-name="Table4.1">
          <table:table-cell table:style-name="Table4.A1" office:value-type="string">
            <text:p text:style-name="P43"><text:span text:style-name="T2">Service</text:span></text:p>
          </table:table-cell>
          <table:table-cell table:style-name="Table4.A1" office:value-type="string">
            <text:p text:style-name="P43"><text:span text:style-name="T2">Your Price (EUR)</text:span></text:p>
          </table:table-cell>
          <table:table-cell table:style-name="Table4.A1" office:value-type="string">
            <text:p text:style-name="P43"><text:span text:style-name="T2">Market Rate (EUR)</text:span></text:p>
          </table:table-cell>
          <table:table-cell table:style-name="Table4.A1" office:value-type="string">
            <text:p text:style-name="P43"><text:span text:style-name="T2">Description</text:span></text:p>
          </table:table-cell>
        </table:table-row>
        <table:table-row table:style-name="Table4.1">
          <table:table-cell table:style-name="Table4.A1" office:value-type="string">
            <text:p text:style-name="P43"><text:span text:style-name="T2">Pick &amp; Pack</text:span></text:p>
          </table:table-cell>
          <table:table-cell table:style-name="Table4.A1" office:value-type="string">
            <text:p text:style-name="P43"><text:span text:style-name="T2">€2.75</text:span></text:p>
          </table:table-cell>
          <table:table-cell table:style-name="Table4.A1" office:value-type="string">
            <text:p text:style-name="P43"><text:span text:style-name="T3">€3.20+</text:span></text:p>
          </table:table-cell>
          <table:table-cell table:style-name="Table4.A1" office:value-type="string">
            <text:p text:style-name="P42"><text:span text:style-name="T3">Basic pick + packing.</text:span><text:span text:style-name="T4">17</text:span></text:p>
          </table:table-cell>
        </table:table-row>
        <table:table-row table:style-name="Table4.1">
          <table:table-cell table:style-name="Table4.A1" office:value-type="string">
            <text:p text:style-name="P43"><text:span text:style-name="T2">Extra Items</text:span></text:p>
          </table:table-cell>
          <table:table-cell table:style-name="Table4.A1" office:value-type="string">
            <text:p text:style-name="P43"><text:span text:style-name="T2">€0.40</text:span></text:p>
          </table:table-cell>
          <table:table-cell table:style-name="Table4.A1" office:value-type="string">
            <text:p text:style-name="P43"><text:span text:style-name="T3">€0.60+</text:span></text:p>
          </table:table-cell>
          <table:table-cell table:style-name="Table4.A1" office:value-type="string">
            <text:p text:style-name="P43"><text:span text:style-name="T3">Per SKU in same box.</text:span></text:p>
          </table:table-cell>
        </table:table-row>
        <table:table-row table:style-name="Table4.1">
          <table:table-cell table:style-name="Table4.A1" office:value-type="string">
            <text:p text:style-name="P43"><text:span text:style-name="T2">Storage</text:span></text:p>
          </table:table-cell>
          <table:table-cell table:style-name="Table4.A1" office:value-type="string">
            <text:p text:style-name="P43"><text:span text:style-name="T2">€15.00</text:span></text:p>
          </table:table-cell>
          <table:table-cell table:style-name="Table4.A1" office:value-type="string">
            <text:p text:style-name="P43"><text:span text:style-name="T3">€25.00+</text:span></text:p>
          </table:table-cell>
          <table:table-cell table:style-name="Table4.A1" office:value-type="string">
            <text:p text:style-name="P42"><text:span text:style-name="T3">Per month per standard pallet.</text:span><text:span text:style-name="T4">13</text:span></text:p>
          </table:table-cell>
        </table:table-row>
        <table:table-row table:style-name="Table4.1">
          <table:table-cell table:style-name="Table4.A1" office:value-type="string">
            <text:p text:style-name="P43"><text:span text:style-name="T2">Inbound</text:span></text:p>
          </table:table-cell>
          <table:table-cell table:style-name="Table4.A1" office:value-type="string">
            <text:p text:style-name="P43"><text:span text:style-name="T2">€6.00</text:span></text:p>
          </table:table-cell>
          <table:table-cell table:style-name="Table4.A1" office:value-type="string">
            <text:p text:style-name="P43"><text:span text:style-name="T3">€9.00+</text:span></text:p>
          </table:table-cell>
          <table:table-cell table:style-name="Table4.A1" office:value-type="string">
            <text:p text:style-name="P43"><text:span text:style-name="T3">Unloading and inspection per pallet.</text:span></text:p>
          </table:table-cell>
        </table:table-row>
        <table:table-row table:style-name="Table4.1">
          <table:table-cell table:style-name="Table4.A1" office:value-type="string">
            <text:p text:style-name="P43"><text:span text:style-name="T2">Returns</text:span></text:p>
          </table:table-cell>
          <table:table-cell table:style-name="Table4.A1" office:value-type="string">
            <text:p text:style-name="P43"><text:span text:style-name="T2">€4.50</text:span></text:p>
          </table:table-cell>
          <table:table-cell table:style-name="Table4.A1" office:value-type="string">
            <text:p text:style-name="P43"><text:span text:style-name="T3">€5.50+</text:span></text:p>
          </table:table-cell>
          <table:table-cell table:style-name="Table4.A1" office:value-type="string">
            <text:p text:style-name="P43"><text:span text:style-name="T3">Inspection and restocking per order.</text:span></text:p>
          </table:table-cell>
        </table:table-row>
        <table:table-row table:style-name="Table4.1">
          <table:table-cell table:style-name="Table4.A1" office:value-type="string">
            <text:p text:style-name="P43"><text:span text:style-name="T2">Fiscal Rep</text:span></text:p>
          </table:table-cell>
          <table:table-cell table:style-name="Table4.A1" office:value-type="string">
            <text:p text:style-name="P43"><text:span text:style-name="T2">€150.00</text:span></text:p>
          </table:table-cell>
          <table:table-cell table:style-name="Table4.A1" office:value-type="string">
            <text:p text:style-name="P43"><text:span text:style-name="T3">€250.00+</text:span></text:p>
          </table:table-cell>
          <table:table-cell table:style-name="Table4.A1" office:value-type="string">
            <text:p text:style-name="P43"><text:span text:style-name="T3">Retainer for Article 23 management.</text:span></text:p>
          </table:table-cell>
        </table:table-row>
      </table:table>
      <text:p text:style-name="P52"><text:soft-page-break/><text:span text:style-name="T1">10.2 5-Year Revenue &amp; Expenditure Projections (USD)</text:span></text:p>
      <table:table table:name="Table5" table:style-name="Table5">
        <table:table-column table:style-name="Table5.A" table:number-columns-repeated="3"/>
        <table:table-column table:style-name="Table5.D"/>
        <table:table-column table:style-name="Table5.A"/>
        <table:table-column table:style-name="Table5.F"/>
        <table:table-row table:style-name="Table5.1">
          <table:table-cell table:style-name="Table5.A1" office:value-type="string">
            <text:p text:style-name="P43"><text:span text:style-name="T2">Metric</text:span></text:p>
          </table:table-cell>
          <table:table-cell table:style-name="Table5.A1" office:value-type="string">
            <text:p text:style-name="P43"><text:span text:style-name="T2">Year 1</text:span></text:p>
          </table:table-cell>
          <table:table-cell table:style-name="Table5.A1" office:value-type="string">
            <text:p text:style-name="P43"><text:span text:style-name="T2">Year 2</text:span></text:p>
          </table:table-cell>
          <table:table-cell table:style-name="Table5.A1" office:value-type="string">
            <text:p text:style-name="P43"><text:span text:style-name="T2">Year 3</text:span></text:p>
          </table:table-cell>
          <table:table-cell table:style-name="Table5.A1" office:value-type="string">
            <text:p text:style-name="P43"><text:span text:style-name="T2">Year 4</text:span></text:p>
          </table:table-cell>
          <table:table-cell table:style-name="Table5.A1" office:value-type="string">
            <text:p text:style-name="P43"><text:span text:style-name="T2">Year 5</text:span></text:p>
          </table:table-cell>
        </table:table-row>
        <table:table-row table:style-name="Table5.1">
          <table:table-cell table:style-name="Table5.A1" office:value-type="string">
            <text:p text:style-name="P43"><text:span text:style-name="T2">Avg Monthly Orders</text:span></text:p>
          </table:table-cell>
          <table:table-cell table:style-name="Table5.A1" office:value-type="string">
            <text:p text:style-name="P43"><text:span text:style-name="T3">350</text:span></text:p>
          </table:table-cell>
          <table:table-cell table:style-name="Table5.A1" office:value-type="string">
            <text:p text:style-name="P43"><text:span text:style-name="T3">1,500</text:span></text:p>
          </table:table-cell>
          <table:table-cell table:style-name="Table5.A1" office:value-type="string">
            <text:p text:style-name="P43"><text:span text:style-name="T3">5,000</text:span></text:p>
          </table:table-cell>
          <table:table-cell table:style-name="Table5.A1" office:value-type="string">
            <text:p text:style-name="P43"><text:span text:style-name="T3">12,000</text:span></text:p>
          </table:table-cell>
          <table:table-cell table:style-name="Table5.A1" office:value-type="string">
            <text:p text:style-name="P43"><text:span text:style-name="T3">30,000</text:span></text:p>
          </table:table-cell>
        </table:table-row>
        <table:table-row table:style-name="Table5.1">
          <table:table-cell table:style-name="Table5.A1" office:value-type="string">
            <text:p text:style-name="P43"><text:span text:style-name="T2">Annual Revenue</text:span></text:p>
          </table:table-cell>
          <table:table-cell table:style-name="Table5.A1" office:value-type="string">
            <text:p text:style-name="P43"><text:span text:style-name="T2">$100,000</text:span></text:p>
          </table:table-cell>
          <table:table-cell table:style-name="Table5.A1" office:value-type="string">
            <text:p text:style-name="P43"><text:span text:style-name="T2">$515,000</text:span></text:p>
          </table:table-cell>
          <table:table-cell table:style-name="Table5.A1" office:value-type="string">
            <text:p text:style-name="P43"><text:span text:style-name="T2">$1,800,000</text:span></text:p>
          </table:table-cell>
          <table:table-cell table:style-name="Table5.A1" office:value-type="string">
            <text:p text:style-name="P43"><text:span text:style-name="T2">$5,200,000</text:span></text:p>
          </table:table-cell>
          <table:table-cell table:style-name="Table5.A1" office:value-type="string">
            <text:p text:style-name="P43"><text:span text:style-name="T2">$13,900,000</text:span></text:p>
          </table:table-cell>
        </table:table-row>
        <table:table-row table:style-name="Table5.1">
          <table:table-cell table:style-name="Table5.A1" office:value-type="string">
            <text:p text:style-name="P43"><text:span text:style-name="T2">Annual OpEx</text:span></text:p>
          </table:table-cell>
          <table:table-cell table:style-name="Table5.A1" office:value-type="string">
            <text:p text:style-name="P43"><text:span text:style-name="T2">$87,000</text:span></text:p>
          </table:table-cell>
          <table:table-cell table:style-name="Table5.A1" office:value-type="string">
            <text:p text:style-name="P43"><text:span text:style-name="T2">$325,000</text:span></text:p>
          </table:table-cell>
          <table:table-cell table:style-name="Table5.A1" office:value-type="string">
            <text:p text:style-name="P43"><text:span text:style-name="T2">$990,000</text:span></text:p>
          </table:table-cell>
          <table:table-cell table:style-name="Table5.A1" office:value-type="string">
            <text:p text:style-name="P43"><text:span text:style-name="T2">$3,050,000</text:span></text:p>
          </table:table-cell>
          <table:table-cell table:style-name="Table5.A1" office:value-type="string">
            <text:p text:style-name="P43"><text:span text:style-name="T2">$7,800,000</text:span></text:p>
          </table:table-cell>
        </table:table-row>
        <table:table-row table:style-name="Table5.1">
          <table:table-cell table:style-name="Table5.A1" office:value-type="string">
            <text:p text:style-name="P43"><text:span text:style-name="T2">EBITDA (Profit)</text:span></text:p>
          </table:table-cell>
          <table:table-cell table:style-name="Table5.A1" office:value-type="string">
            <text:p text:style-name="P43"><text:span text:style-name="T2">$13,000</text:span></text:p>
          </table:table-cell>
          <table:table-cell table:style-name="Table5.A1" office:value-type="string">
            <text:p text:style-name="P43"><text:span text:style-name="T2">$190,000</text:span></text:p>
          </table:table-cell>
          <table:table-cell table:style-name="Table5.A1" office:value-type="string">
            <text:p text:style-name="P43"><text:span text:style-name="T2">$810,000</text:span></text:p>
          </table:table-cell>
          <table:table-cell table:style-name="Table5.A1" office:value-type="string">
            <text:p text:style-name="P43"><text:span text:style-name="T2">$2,150,000</text:span></text:p>
          </table:table-cell>
          <table:table-cell table:style-name="Table5.A1" office:value-type="string">
            <text:p text:style-name="P43"><text:span text:style-name="T2">$6,100,000</text:span></text:p>
          </table:table-cell>
        </table:table-row>
      </table:table>
      <text:p text:style-name="P53"><text:span text:style-name="T1">10.3 Investment &amp; Payback Roadmap</text:span></text:p>
      <text:list xml:id="list3064613420" text:style-name="WWNum16">
        <text:list-item>
          <text:p text:style-name="P25"><text:span text:style-name="T2">Initial Seed Investment (Year 1): $150,000.</text:span><text:span text:style-name="T3"> Covers shelving for the €1k unit, 1st-year cloud WMS license, Article 23 security deposit (€5k minimum), and 6 months' buffer.</text:span></text:p>
        </text:list-item>
        <text:list-item>
          <text:p text:style-name="P25"><text:span text:style-name="T2">Scaling Milestone (Year 3): $450,000.</text:span><text:span text:style-name="T3"> Upgrade to 1,000 </text:span><draw:frame draw:style-name="fr1" draw:name="Image1" text:anchor-type="as-char" svg:width="0.2575in" svg:height="0.2457in" draw:z-index="0"><draw:image xlink:href="Pictures/1000020100000016000000157C8A635209203ADC.png" xlink:type="simple" xlink:show="embed" xlink:actuate="onLoad" loext:mime-type="image/png"/></draw:frame><text:span text:style-name="T3"><text:s/>facility, semi-automation conveyors, and enterprise WMS.</text:span></text:p>
        </text:list-item>
        <text:list-item>
          <text:p text:style-name="P25"><text:span text:style-name="T2">Payback Period:</text:span><text:span text:style-name="T3"> Initial $150,000 investment recovered by </text:span><text:span text:style-name="T2">Month 22</text:span><text:span text:style-name="T3">.</text:span></text:p>
        </text:list-item>
        <text:list-item>
          <text:p text:style-name="P40"><text:span text:style-name="T2">Profitability:</text:span><text:span text:style-name="T3"> Monthly operational break-even reached by </text:span><text:span text:style-name="T2">Month 8</text:span><text:span text:style-name="T3">.</text:span></text:p>
        </text:list-item>
      </text:list>
      <text:p text:style-name="P55"><draw:rect text:anchor-type="as-char" style:rel-width="100%" draw:z-index="10" draw:style-name="gr1" draw:text-style-name="P56" svg:width="0.0012in" svg:height="0.0213in"><text:p/></draw:rect><text:span text:style-name="T1">11. Synthesis and Strategic Outlook</text:span></text:p>
      <text:p text:style-name="P48"><text:span text:style-name="T3">The 2026 EU-India FTA provides a historic window for brands to "Go Global" without the traditional high costs of cross-border entry. By establishing an expert physical and digital bridge in Rotterdam, </text:span><text:span text:style-name="T2">eufta.in</text:span><text:span text:style-name="T3"> removes the primary barriers of regulatory fear and capital intensity. The model’s profitability is driven by high-margin specialized services (Article 23, QP batch release) combined with scalable fulfillment volume. As bilateral trade doubles by 2032, eufta.in is positioned to become the definitive logistics partner for the Indo-European trade era.</text:span></text:p>
      <text:p text:style-name="P51"><text:span text:style-name="T5">Works cited</text:span></text:p>
      <text:list xml:id="list2624951754" text:style-name="WWNum2">
        <text:list-item>
          <text:p text:style-name="P49"><text:span text:style-name="T6">India-EU FTA: Can ‘mother of all trade deals’ offset impact of Trump’s tariffs? Explained, accessed January 30, 2026, </text:span><text:a xlink:type="simple" xlink:href="https://timesofindia.indiatimes.com/business/india-business/india-eu-fta-can-mother-of-all-trade-deals-offset-impact-of-trumps-tariffs-explained/articleshow/127635546.cms" text:style-name="ListLabel_20_145" text:visited-style-name="ListLabel_20_145"><text:span text:style-name="T7">https://timesofindia.indiatimes.com/business/india-business/india-eu-fta-can-mother-of-all-trade-deals-offset-impact-of-trumps-tariffs-explained/articleshow/127635546.cms</text:span></text:a></text:p>
        </text:list-item>
        <text:list-item>
          <text:p text:style-name="P49"><text:span text:style-name="T6">India-EU FTA FAQs: From overall benefits for New Delhi, Brussels to ..., accessed January 30, 2026, </text:span><text:a xlink:type="simple" xlink:href="https://m.economictimes.com/news/economy/foreign-trade/india-eu-fta-faqs-from-overall-benefits-for-new-delhi-brussels-to-key-mobility-related-gains-heres-all/articleshow/127780134.cms" text:style-name="ListLabel_20_145" text:visited-style-name="ListLabel_20_145"><text:span text:style-name="T7">https://m.economictimes.com/news/economy/foreign-trade/india-eu-fta-faqs-from-overall-benefits-for-new-delhi-brussels-to-key-mobility-related-gains-heres-all/articleshow/127780134.cms</text:span></text:a></text:p>
        </text:list-item>
        <text:list-item>
          <text:p text:style-name="P49"><text:span text:style-name="T6">Why geopolitics, not just trade, finally sealed the EU–India deal - European Policy Centre, accessed January 30, 2026, </text:span><text:a xlink:type="simple" xlink:href="https://www.epc.eu/publication/why-geopolitics-not-just-trade-finally-sealed-the-euindia-deal/" text:style-name="ListLabel_20_145" text:visited-style-name="ListLabel_20_145"><text:span text:style-name="T7">https://www.epc.eu/publication/why-geopolitics-not-just-trade-finally-sealed-the-euindia-deal/</text:span></text:a></text:p>
        </text:list-item>
        <text:list-item>
          <text:p text:style-name="P49"><text:span text:style-name="T6">india and european union trade agreement - Press Release:Press Information Bureau, accessed January 30, 2026, </text:span><text:a xlink:type="simple" xlink:href="https://www.pib.gov.in/PressReleasePage.aspx?PRID=2219146" text:style-name="ListLabel_20_145" text:visited-style-name="ListLabel_20_145"><text:span text:style-name="T7">https://www.pib.gov.in/PressReleasePage.aspx?PRID=2219146</text:span></text:a></text:p>
        </text:list-item>
        <text:list-item>
          <text:p text:style-name="P49"><text:span text:style-name="T6">The application for Article 23 explained: Who qualifies and how to apply - Stripe, accessed January 30, 2026, </text:span><text:a xlink:type="simple" xlink:href="https://stripe.com/resources/more/the-application-for-article-23-explained" text:style-name="ListLabel_20_145" text:visited-style-name="ListLabel_20_145"><text:span text:style-name="T7">https://stripe.com/resources/more/the-application-for-article-23-explained</text:span></text:a></text:p>
        </text:list-item>
        <text:list-item>
          <text:p text:style-name="P49"><text:span text:style-name="T6">Article 23 VAT Deferral in the Netherlands: A Guide for Importers &amp; Entrepreneurs, accessed January 30, 2026, </text:span><text:a xlink:type="simple" xlink:href="https://expatpreneur.nl/blog/article-23-vat-deferral-in-the-netherlands-a-guide-for-importers-entrepreneurs/" text:style-name="ListLabel_20_145" text:visited-style-name="ListLabel_20_145"><text:span text:style-name="T7">https://expatpreneur.nl/blog/article-23-vat-deferral-in-the-netherlands-a-guide-for-importers-entrepreneurs/</text:span></text:a></text:p>
        </text:list-item>
        <text:list-item>
          <text:p text:style-name="P49"><text:span text:style-name="T6">Article 23 VAT deferment and fiscal representation explained – MN ..., accessed January 30, 2026, </text:span><text:a xlink:type="simple" xlink:href="https://logisticsmn.com/article-23-vat-deferment-and-fiscal-representation-explained/" text:style-name="ListLabel_20_145" text:visited-style-name="ListLabel_20_145"><text:span text:style-name="T7">https://logisticsmn.com/article-23-vat-deferment-and-fiscal-representation-explained/</text:span></text:a></text:p>
        </text:list-item>
        <text:list-item>
          <text:p text:style-name="P49"><text:soft-page-break/><text:span text:style-name="T6">What is the Article 23 Import License in the Netherlands? - Support : Taxually, accessed January 30, 2026, </text:span><text:a xlink:type="simple" xlink:href="https://support.taxually.com/support/solutions/articles/80001171068-what-is-the-article-23-import-license-in-the-netherlands-" text:style-name="ListLabel_20_145" text:visited-style-name="ListLabel_20_145"><text:span text:style-name="T7">https://support.taxually.com/support/solutions/articles/80001171068-what-is-the-article-23-import-license-in-the-netherlands-</text:span></text:a></text:p>
        </text:list-item>
        <text:list-item>
          <text:p text:style-name="P49"><text:span text:style-name="T6">Fiscal Representation Netherlands: 2025 Guide for Importers - Oakhill Financial Services, accessed January 30, 2026, </text:span><text:a xlink:type="simple" xlink:href="https://oakhillfinancialservices.com/fiscal-representation-netherlands/" text:style-name="ListLabel_20_145" text:visited-style-name="ListLabel_20_145"><text:span text:style-name="T7">https://oakhillfinancialservices.com/fiscal-representation-netherlands/</text:span></text:a></text:p>
        </text:list-item>
        <text:list-item>
          <text:p text:style-name="P49"><text:span text:style-name="T6">India and Netherlands Sign Pact for Green Shipping Corridor, accessed January 30, 2026, </text:span><text:a xlink:type="simple" xlink:href="https://shipandbunker.com/news/world/100290-india-and-netherlands-sign-pact-for-green-shipping-corridor" text:style-name="ListLabel_20_145" text:visited-style-name="ListLabel_20_145"><text:span text:style-name="T7">https://shipandbunker.com/news/world/100290-india-and-netherlands-sign-pact-for-green-shipping-corridor</text:span></text:a></text:p>
        </text:list-item>
        <text:list-item>
          <text:p text:style-name="P49"><text:span text:style-name="T6">India, Rotterdam Port plan green, digital corridor for clean energy exports to Europe | IBEF, accessed January 30, 2026, </text:span><text:a xlink:type="simple" xlink:href="https://www.ibef.org/news/india-rotterdam-port-plan-green-digital-corridor-for-clean-energy-exports-to-europe" text:style-name="ListLabel_20_145" text:visited-style-name="ListLabel_20_145"><text:span text:style-name="T7">https://www.ibef.org/news/india-rotterdam-port-plan-green-digital-corridor-for-clean-energy-exports-to-europe</text:span></text:a></text:p>
        </text:list-item>
        <text:list-item>
          <text:p text:style-name="P49"><text:span text:style-name="T6">India and the Netherlands Chart a New Course for Maritime Cooperation - Oreate AI Blog, accessed January 30, 2026, </text:span><text:a xlink:type="simple" xlink:href="http://oreateai.com/blog/india-and-the-netherlands-chart-a-new-course-for-maritime-cooperation/efd78e01733addb3e33f6a6526133dca" text:style-name="ListLabel_20_145" text:visited-style-name="ListLabel_20_145"><text:span text:style-name="T7">http://oreateai.com/blog/india-and-the-netherlands-chart-a-new-course-for-maritime-cooperation/efd78e01733addb3e33f6a6526133dca</text:span></text:a></text:p>
        </text:list-item>
        <text:list-item>
          <text:p text:style-name="P49"><text:span text:style-name="T6">E-commerce Fulfilment in the Netherlands - Compare Prices ..., accessed January 30, 2026, </text:span><text:a xlink:type="simple" xlink:href="https://www.zendeq.com/kb/e-fulfilment-netherlands/" text:style-name="ListLabel_20_145" text:visited-style-name="ListLabel_20_145"><text:span text:style-name="T7">https://www.zendeq.com/kb/e-fulfilment-netherlands/</text:span></text:a></text:p>
        </text:list-item>
        <text:list-item>
          <text:p text:style-name="P49"><text:span text:style-name="T6">Sales agency Netherlands - Aexus, accessed January 30, 2026, </text:span><text:a xlink:type="simple" xlink:href="https://aexus.com/sales-agency-netherlands/" text:style-name="ListLabel_20_145" text:visited-style-name="ListLabel_20_145"><text:span text:style-name="T7">https://aexus.com/sales-agency-netherlands/</text:span></text:a></text:p>
        </text:list-item>
        <text:list-item>
          <text:p text:style-name="P49"><text:span text:style-name="T6">Top 7 emerging manufacturing clusters in India, accessed January 30, 2026, </text:span><text:a xlink:type="simple" xlink:href="https://www.investindia.gov.in/team-india-blogs/top-7-emerging-manufacturing-clusters-india" text:style-name="ListLabel_20_145" text:visited-style-name="ListLabel_20_145"><text:span text:style-name="T7">https://www.investindia.gov.in/team-india-blogs/top-7-emerging-manufacturing-clusters-india</text:span></text:a></text:p>
        </text:list-item>
        <text:list-item>
          <text:p text:style-name="P49"><text:span text:style-name="T6">Top India Manufacturing Locations and Industrial Clusters, accessed January 30, 2026, </text:span><text:a xlink:type="simple" xlink:href="https://www.india-briefing.com/news/india-manufacturing-locations-industries-34990.html/" text:style-name="ListLabel_20_145" text:visited-style-name="ListLabel_20_145"><text:span text:style-name="T7">https://www.india-briefing.com/news/india-manufacturing-locations-industries-34990.html/</text:span></text:a></text:p>
        </text:list-item>
        <text:list-item>
          <text:p text:style-name="P49"><text:span text:style-name="T6">FACTSHEET * INDIA AND EUROPEAN UNION TRADE AGREEMENT “MOTHER OF ALL DEALS” UNLOCKING OPPORTUNITIES EMPOWERING INDIA@2047 Ind, accessed January 30, 2026, </text:span><text:a xlink:type="simple" xlink:href="https://www.commerce.gov.in/wp-content/uploads/2026/01/Factsheet-on-India-EU-trade-deal-27.1.2026.pdf" text:style-name="ListLabel_20_145" text:visited-style-name="ListLabel_20_145"><text:span text:style-name="T7">https://www.commerce.gov.in/wp-content/uploads/2026/01/Factsheet-on-India-EU-trade-deal-27.1.2026.pdf</text:span></text:a></text:p>
        </text:list-item>
        <text:list-item>
          <text:p text:style-name="P49"><text:span text:style-name="T6">List of industrial cities in India - Wikipedia, accessed January 30, 2026, </text:span><text:a xlink:type="simple" xlink:href="https://en.wikipedia.org/wiki/List_of_industrial_cities_in_India" text:style-name="ListLabel_20_145" text:visited-style-name="ListLabel_20_145"><text:span text:style-name="T7">https://en.wikipedia.org/wiki/List_of_industrial_cities_in_India</text:span></text:a></text:p>
        </text:list-item>
        <text:list-item>
          <text:p text:style-name="P49"><text:span text:style-name="T6">MEMO: EU-India Free Trade Agreement: Chapter-by-Chapter Summary - EU Trade, accessed January 30, 2026, </text:span><text:a xlink:type="simple" xlink:href="https://policy.trade.ec.europa.eu/eu-trade-relationships-country-and-region/countries-and-regions/india/eu-india-agreements/memo-eu-india-free-trade-agreement-chapter-chapter-summary_en" text:style-name="ListLabel_20_145" text:visited-style-name="ListLabel_20_145"><text:span text:style-name="T7">https://policy.trade.ec.europa.eu/eu-trade-relationships-country-and-region/countries-and-regions/india/eu-india-agreements/memo-eu-india-free-trade-agreement-chapter-chapter-summary_en</text:span></text:a></text:p>
        </text:list-item>
        <text:list-item>
          <text:p text:style-name="P49"><text:span text:style-name="T6">Warehousing in the Netherlands Compared - ZENDEQ, accessed January 30, 2026, </text:span><text:a xlink:type="simple" xlink:href="https://www.zendeq.com/kb/warehousing-netherlands/" text:style-name="ListLabel_20_145" text:visited-style-name="ListLabel_20_145"><text:span text:style-name="T7">https://www.zendeq.com/kb/warehousing-netherland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8" meta:paragraph-count="255" meta:word-count="2199" meta:character-count="16537" meta:non-whitespace-character-count="14665"/>
    <meta:generator>LibreOfficeDev/6.0.5.2$Linux_X86_64 LibreOffice_project/</meta:generator>
  </office:meta>
</office:document-meta>
</file>